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736in" svg:y="0.1748in">
            <draw:object draw:notify-on-update-of-ranges="Sheet1.A3:Sheet1.A7 Sheet1.A3:Sheet1.A7 Sheet1.F3:Sheet1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63">
            <text:p>8863</text:p>
          </table:table-cell>
          <table:table-cell office:value-type="float" office:value="8049">
            <text:p>8049</text:p>
          </table:table-cell>
          <table:table-cell office:value-type="float" office:value="8859">
            <text:p>8859</text:p>
          </table:table-cell>
          <table:table-cell office:value-type="float" office:value="8265">
            <text:p>8265</text:p>
          </table:table-cell>
          <table:table-cell table:formula="of:=AVERAGE([.B3:.E3])" office:value-type="float" office:value="8509">
            <text:p>85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4">
            <text:p>4954</text:p>
          </table:table-cell>
          <table:table-cell office:value-type="float" office:value="5365">
            <text:p>5365</text:p>
          </table:table-cell>
          <table:table-cell office:value-type="float" office:value="4250">
            <text:p>4250</text:p>
          </table:table-cell>
          <table:table-cell office:value-type="float" office:value="4357">
            <text:p>4357</text:p>
          </table:table-cell>
          <table:table-cell table:formula="of:=AVERAGE([.B4:.E4])" office:value-type="float" office:value="4731.5">
            <text:p>4731.5</text:p>
          </table:table-cell>
          <table:table-cell/>
          <table:table-cell table:formula="of:=[.F3]/[.F4]" office:value-type="float" office:value="1.79837260910916">
            <text:p>1.79837260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7">
            <text:p>3007</text:p>
          </table:table-cell>
          <table:table-cell office:value-type="float" office:value="3026">
            <text:p>3026</text:p>
          </table:table-cell>
          <table:table-cell office:value-type="float" office:value="3051">
            <text:p>3051</text:p>
          </table:table-cell>
          <table:table-cell office:value-type="float" office:value="3202">
            <text:p>3202</text:p>
          </table:table-cell>
          <table:table-cell table:formula="of:=AVERAGE([.B5:.E5])" office:value-type="float" office:value="3071.5">
            <text:p>3071.5</text:p>
          </table:table-cell>
          <table:table-cell/>
          <table:table-cell table:formula="of:=[.F4]/[.F5]" office:value-type="float" office:value="1.54045254761517">
            <text:p>1.54045254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float" office:value="2103">
            <text:p>2103</text:p>
          </table:table-cell>
          <table:table-cell office:value-type="float" office:value="2018">
            <text:p>2018</text:p>
          </table:table-cell>
          <table:table-cell office:value-type="float" office:value="2845">
            <text:p>2845</text:p>
          </table:table-cell>
          <table:table-cell table:formula="of:=AVERAGE([.B6:.E6])" office:value-type="float" office:value="2247.25">
            <text:p>2247.25</text:p>
          </table:table-cell>
          <table:table-cell/>
          <table:table-cell table:formula="of:=[.F5]/[.F6]" office:value-type="float" office:value="1.36678162198242">
            <text:p>1.3667816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6">
            <text:p>1696</text:p>
          </table:table-cell>
          <table:table-cell office:value-type="float" office:value="1561">
            <text:p>1561</text:p>
          </table:table-cell>
          <table:table-cell office:value-type="float" office:value="1665">
            <text:p>1665</text:p>
          </table:table-cell>
          <table:table-cell office:value-type="float" office:value="1557">
            <text:p>1557</text:p>
          </table:table-cell>
          <table:table-cell table:formula="of:=AVERAGE([.B7:.E7])" office:value-type="float" office:value="1619.75">
            <text:p>1619.75</text:p>
          </table:table-cell>
          <table:table-cell/>
          <table:table-cell table:formula="of:=[.F6]/[.F7]" office:value-type="float" office:value="1.38740546380614">
            <text:p>1.3874054638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3]/[.F7]" office:value-type="float" office:value="5.25327982713382">
            <text:p>5.25327982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4:.H7])" office:value-type="float" office:value="1.52325306062822">
            <text:p>1.523253060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table:style-name="ce2" office:value-type="string">
            <text:p>Iteration 3</text:p>
          </table:table-cell>
          <table:table-cell table:style-name="ce2" office:value-type="string">
            <text:p>Iteration 4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732">
            <text:p>64732</text:p>
          </table:table-cell>
          <table:table-cell office:value-type="float" office:value="59869">
            <text:p>59869</text:p>
          </table:table-cell>
          <table:table-cell office:value-type="float" office:value="48557">
            <text:p>48557</text:p>
          </table:table-cell>
          <table:table-cell office:value-type="float" office:value="75609">
            <text:p>75609</text:p>
          </table:table-cell>
          <table:table-cell table:formula="of:=AVERAGE([.B14:.C14])" office:value-type="float" office:value="62300.5">
            <text:p>62300.5</text:p>
          </table:table-cell>
          <table:table-cell/>
          <table:table-cell table:formula="of:=[.F14]/[.F7]" office:value-type="float" office:value="38.4630344188918">
            <text:p>38.46303441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51">
            <text:p>6251</text:p>
          </table:table-cell>
          <table:table-cell office:value-type="float" office:value="4452">
            <text:p>4452</text:p>
          </table:table-cell>
          <table:table-cell office:value-type="float" office:value="4412">
            <text:p>4412</text:p>
          </table:table-cell>
          <table:table-cell office:value-type="float" office:value="4984">
            <text:p>4984</text:p>
          </table:table-cell>
          <table:table-cell table:formula="of:=AVERAGE([.B18:.E18])" office:value-type="float" office:value="5024.75">
            <text:p>5024.7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220">
            <text:p>8220</text:p>
          </table:table-cell>
          <table:table-cell office:value-type="float" office:value="4697">
            <text:p>4697</text:p>
          </table:table-cell>
          <table:table-cell office:value-type="float" office:value="4545">
            <text:p>4545</text:p>
          </table:table-cell>
          <table:table-cell office:value-type="float" office:value="4857">
            <text:p>4857</text:p>
          </table:table-cell>
          <table:table-cell table:formula="of:=AVERAGE([.B19:.E19])" office:value-type="float" office:value="5579.75">
            <text:p>5579.75</text:p>
          </table:table-cell>
          <table:table-cell/>
          <table:table-cell table:formula="of:=[.F18]/[.F7]" office:value-type="float" office:value="3.10217626176879">
            <text:p>3.10217626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01/15/2012</text:date>, <text:time>15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15T15:50:02</dc:date>
    <dc:creator>stanvp </dc:creator>
    <meta:editing-duration>PT3H40M54S</meta:editing-duration>
    <meta:editing-cycles>13</meta:editing-cycles>
    <meta:document-statistic meta:table-count="1" meta:cell-count="8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3:Sheet1.A7 Sheet1.F3:Sheet1.F7" chart:data-source-has-labels="both" svg:x="1.331cm" svg:y="0.855cm" svg:width="14.029cm" svg:height="6.984cm">
          <chartooo:coordinate-region svg:x="2.323cm" svg:y="1.054cm" svg:width="12.943cm" svg:height="6.138cm"/>
          <chart:axis chart:dimension="x" chart:name="primary-x" chart:style-name="ch3" chartooo:axis-type="auto">
            <chartooo:date-scale/>
            <chart:title svg:x="7.851cm" svg:y="8.019cm" chart:style-name="ch4">
              <text:p>Cores</text:p>
            </chart:title>
            <chart:categories table:cell-range-address="Sheet1.A3:Sheet1.A7"/>
          </chart:axis>
          <chart:axis chart:dimension="y" chart:name="primary-y" chart:style-name="ch3">
            <chart:title svg:x="0.451cm" svg:y="5.41cm" chart:style-name="ch5">
              <text:p>Average Time</text:p>
            </chart:title>
            <chart:grid chart:style-name="ch6" chart:class="major"/>
          </chart:axis>
          <chart:series chart:style-name="ch7" chart:values-cell-range-address="Sheet1.F3:Sheet1.F7" chart:label-cell-address="Sheet1.A3:Sheet1.A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4 6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4</text:p>
                  </text:list-item>
                  <text:list-item>
                    <text:p>6</text:p>
                  </text:list-item>
                  <text:list-item>
                    <text:p>8</text:p>
                  </text:list-item>
                </text:list>
                <draw:g>
                  <svg:desc>Sheet1.A3:Sheet1.A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7</svg:desc>
                </draw:g>
              </table:table-cell>
              <table:table-cell office:value-type="float" office:value="8509">
                <text:p>8509</text:p>
                <draw:g>
                  <svg:desc>Sheet1.F3:Sheet1.F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31.5">
                <text:p>473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71.5">
                <text:p>3071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47.25">
                <text:p>2247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9.75">
                <text:p>161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